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a40ff" officeooo:paragraph-rsid="001a40ff"/>
    </style:style>
    <style:style style:name="P2" style:family="paragraph" style:parent-style-name="Heading_20_1">
      <style:text-properties officeooo:paragraph-rsid="001be8ff"/>
    </style:style>
    <style:style style:name="P3" style:family="paragraph" style:parent-style-name="Heading_20_1">
      <style:text-properties officeooo:rsid="001d3e3d" officeooo:paragraph-rsid="001d3e3d"/>
    </style:style>
    <style:style style:name="P4" style:family="paragraph" style:parent-style-name="Heading_20_1">
      <style:text-properties officeooo:rsid="00241b93" officeooo:paragraph-rsid="00241b93"/>
    </style:style>
    <style:style style:name="P5" style:family="paragraph" style:parent-style-name="Heading_20_2">
      <style:text-properties officeooo:rsid="001f8d14" officeooo:paragraph-rsid="001f8d14"/>
    </style:style>
    <style:style style:name="P6" style:family="paragraph" style:parent-style-name="Heading_20_2">
      <style:text-properties officeooo:rsid="00241b93" officeooo:paragraph-rsid="00241b93"/>
    </style:style>
    <style:style style:name="P7" style:family="paragraph" style:parent-style-name="Heading_20_3">
      <style:text-properties officeooo:rsid="0027ef1e" officeooo:paragraph-rsid="0027ef1e"/>
    </style:style>
    <style:style style:name="P8" style:family="paragraph" style:parent-style-name="Text_20_body">
      <style:text-properties officeooo:rsid="001a40ff" officeooo:paragraph-rsid="001a40ff"/>
    </style:style>
    <style:style style:name="P9" style:family="paragraph" style:parent-style-name="Text_20_body">
      <style:text-properties officeooo:rsid="001be8ff" officeooo:paragraph-rsid="001be8ff"/>
    </style:style>
    <style:style style:name="P10" style:family="paragraph" style:parent-style-name="Text_20_body">
      <style:text-properties officeooo:rsid="001d3e3d" officeooo:paragraph-rsid="001d3e3d"/>
    </style:style>
    <style:style style:name="P11" style:family="paragraph" style:parent-style-name="Text_20_body">
      <style:text-properties officeooo:paragraph-rsid="001f8d14"/>
    </style:style>
    <style:style style:name="P12" style:family="paragraph" style:parent-style-name="Text_20_body">
      <style:text-properties officeooo:paragraph-rsid="002572d0"/>
    </style:style>
    <style:style style:name="P13" style:family="paragraph" style:parent-style-name="Text_20_body">
      <style:text-properties officeooo:paragraph-rsid="0027ef1e"/>
    </style:style>
    <style:style style:name="P14" style:family="paragraph" style:parent-style-name="Text_20_body">
      <style:text-properties officeooo:rsid="0029c3a6" officeooo:paragraph-rsid="0029c3a6"/>
    </style:style>
    <style:style style:name="P15" style:family="paragraph" style:parent-style-name="Text_20_body">
      <style:text-properties officeooo:rsid="002af507" officeooo:paragraph-rsid="002af507"/>
    </style:style>
    <style:style style:name="P16" style:family="paragraph" style:parent-style-name="Title">
      <style:text-properties officeooo:rsid="001892b7" officeooo:paragraph-rsid="001892b7"/>
    </style:style>
    <style:style style:name="T1" style:family="text">
      <style:text-properties officeooo:rsid="001be8ff"/>
    </style:style>
    <style:style style:name="T2" style:family="text">
      <style:text-properties officeooo:rsid="001d3e3d"/>
    </style:style>
    <style:style style:name="T3" style:family="text">
      <style:text-properties officeooo:rsid="001da618"/>
    </style:style>
    <style:style style:name="T4" style:family="text">
      <style:text-properties officeooo:rsid="001e308b"/>
    </style:style>
    <style:style style:name="T5" style:family="text">
      <style:text-properties officeooo:rsid="001f8d14"/>
    </style:style>
    <style:style style:name="T6" style:family="text">
      <style:text-properties officeooo:rsid="0021502d"/>
    </style:style>
    <style:style style:name="T7" style:family="text">
      <style:text-properties officeooo:rsid="00228eb4"/>
    </style:style>
    <style:style style:name="T8" style:family="text">
      <style:text-properties officeooo:rsid="00241b93"/>
    </style:style>
    <style:style style:name="T9" style:family="text">
      <style:text-properties officeooo:rsid="002572d0"/>
    </style:style>
    <style:style style:name="T10" style:family="text">
      <style:text-properties officeooo:rsid="00268a11"/>
    </style:style>
    <style:style style:name="T11" style:family="text">
      <style:text-properties officeooo:rsid="0027ef1e"/>
    </style:style>
    <style:style style:name="T12" style:family="text">
      <style:text-properties style:font-name="Liberation Sans" fo:font-size="14.1000003814697pt" fo:font-weight="bold" officeooo:rsid="0027ef1e" style:font-name-asian="Noto Sans CJK SC" style:font-size-asian="14.1000003814697pt" style:font-weight-asian="bold" style:font-name-complex="Lohit Devanagari" style:font-size-complex="14.1000003814697pt" style:font-weight-complex="bold"/>
    </style:style>
    <style:style style:name="T13" style:family="text">
      <style:text-properties officeooo:rsid="002827b7"/>
    </style:style>
    <style:style style:name="T14" style:family="text">
      <style:text-properties officeooo:rsid="00287405"/>
    </style:style>
    <style:style style:name="T15" style:family="text">
      <style:text-properties officeooo:rsid="002af507"/>
    </style:style>
    <style:style style:name="T16" style:family="text">
      <style:text-properties officeooo:rsid="002ca6a2"/>
    </style:style>
    <style:style style:name="T17" style:family="text">
      <style:text-properties officeooo:rsid="002e897c"/>
    </style:style>
    <style:style style:name="T18" style:family="text">
      <style:text-properties officeooo:rsid="00300d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Zorakia</text:p>
      <text:h text:style-name="P1" text:outline-level="1">Intro</text:h>
      <text:p text:style-name="P8">These pages contains the full extent of the lore available for games set in the kingdom of Zorakia. What’s written herein are by no means exhaustive and may be subject to changes in the future, it is a living world after all. <text:span text:style-name="T1">For more exhaustive information regarding licensing of this material, as well as making sure you are reading the latest version, please see the related GitHub page: </text:span><text:a xlink:type="simple" xlink:href="https://github.com/WigsZ/Zorakia" text:style-name="Internet_20_link" text:visited-style-name="Visited_20_Internet_20_Link"><text:span text:style-name="T1">https://github.com/WigsZ/Zorakia</text:span></text:a></text:p>
      <text:p text:style-name="P9">Inspiration has mainly been provided by other works of western fantasy fiction, with the main sources of inspiration being the table top role-playing game Drakar och Demoner (the world of Ereb Altor). Although Nordic and Slavic folk lore has also provided plenty of guidelines and inspiration to create a world that is both mysterious and fantastical without straying too far into dark matters.</text:p>
      <text:h text:style-name="P2" text:outline-level="1"><text:span text:style-name="T1">About the author</text:span></text:h>
      <text:p text:style-name="P9">Going by the name Wigs, the author of this material enjoys their privacy and the focus to remain on the <text:span text:style-name="T2">world of Zorakia. Although in short, their qualifications involve a long career as a game master over a dozen or so systems spanning 13+ years. This has provided ample opportunity to both consume the works of others as well as tool worlds of their own to fit given systems and players.</text:span></text:p>
      <text:h text:style-name="P4" text:outline-level="1">The Kingdom of Zorakia</text:h>
      <text:h text:style-name="P6" text:outline-level="2">History</text:h>
      <text:h text:style-name="Heading_20_3" text:outline-level="3">The <text:span text:style-name="T12">age</text:span> of darkness: 401 b.O - 55 b.O</text:h>
      <text:p text:style-name="P12"><text:span text:style-name="T9">The period before </text:span><text:span text:style-name="T10">the kingdom was even formed, when tribe after tribe of refugees from a long lost legendary empire settled different parts of what was to become Zorakia. </text:span><text:span text:style-name="T9">A tumultuous era </text:span><text:span text:style-name="T10">marked by</text:span><text:span text:style-name="T9"> viscous skirmishes and blood feuds </text:span><text:span text:style-name="T10">as well as tentative alliances and power struggles. Hardly any written records from this era survived, </text:span><text:span text:style-name="T11">although some stories passed down found their way to early scribes and managed to be put to parchment. In the form they were told though, so the validity of the claims made can be disputed.</text:span></text:p>
      <text:p text:style-name="P13"><text:span text:style-name="T11">As time went by, tentative alliances grew beyond temporary truces to proper alliances and sometimes even </text:span><text:span text:style-name="T13">the swearing of proper oaths of unity at folkmoots held on grounds of great importance. As these unions grew in size and power, more and more tribes ended up heeding the call of one of the four great warlords that emerged during the latter part of the era. </text:span><text:span text:style-name="T14">Officially, this particular chapter of Zorakian history was not declared closed until the forming of the kingdom and crowning of the first king.</text:span><text:span text:style-name="T13"> </text:span><text:span text:style-name="T14">Something that wasn’t made a reality until peace had been made among the lords.</text:span></text:p>
      <text:p text:style-name="P14">Calling what transpired a great war would be a stretch even the most embellished of tales wouldn’t go for. Of course there was the odd minor chief that stepped out of line and took matters in their own hands; redistributing the wealth and land of neighbors to better befit the world order as they <text:soft-page-break/>saw it. The event that saw the dawn of the new age was far removed from the minor scuffles out in the countryside, the great folkmoot at Pharynx was what saw Zorakia solidified as a proper kingdom. A week-long farce where the lords of Raxberg, Pharynx, and the twin lords of Bur was to finally settle <text:span text:style-name="T15">matters ranging from laws to religion and customs. Easier said than done, perhaps, but on the seventh day there was but one question remaining: who was to bear the crown of the new kingdom? A question most had expected an easy answer to: lord Valien of Pharynx. Especially as his was the most fertile lands teeming with hardy people ready, and willing, to take up arms should their beloved lord be denied the right as read in the fires and entrails.</text:span></text:p>
      <text:p text:style-name="P15">A near enough unanimous “aye” was <text:span text:style-name="T16">heard by the gathered four, the remaining voice left mute and the face of lord Are of Bur left a twisted, spiteful grimace. The details of this disagreement is </text:span><text:span text:style-name="T17">heavily discussed among scholars ever since the moot itself. Not even the brother of lord Are had a satisfactory answer as to why the lord of Bur chose to not </text:span><text:span text:style-name="T18">join forces with the other three. Whatever his motivations, the result of it all was that the duchy of Bur and her people, slowly faded back into the woods from where it had been carved. Leaving the brother’s demesne of New Bur the sole duchy laying claim to the great Northpeak Weald.</text:span></text:p>
      <text:h text:style-name="P7" text:outline-level="3">The new age: 55 b.O - 610 a.O</text:h>
      <text:p text:style-name="P13"><text:span text:style-name="T11">The tail end of the dark years was marked by </text:span></text:p>
      <text:h text:style-name="P3" text:outline-level="1">The <text:span text:style-name="T8">rest of the w</text:span>orld</text:h>
      <text:p text:style-name="P10">What little that is known about the world outside of Zorakia comes <text:span text:style-name="T3">on the trade routes whereupon goods and stories travel from both near and far. </text:span><text:span text:style-name="T4">Although what has been told might very well need to be taken with a grain of salt, especially seeing as the sources, merchants and sailors, do happen to enjoy </text:span><text:span text:style-name="T5">embellishing stories until they only generally resemble the oftentimes much less exciting truth.</text:span></text:p>
      <text:h text:style-name="P5" text:outline-level="2">The Kaddich union</text:h>
      <text:p text:style-name="P11"><text:span text:style-name="T5">A collection of islands a good day with the wind in your back south of the southernmost tip of Zorakia. Known as the birthplace of the religion followed by </text:span><text:span text:style-name="T6">most of the “civil” world, and a shattered nation only just held together by a plethora of merchant lords and their tentative alliances. Seen by most Zorakians as a volatile potential enemy just waiting to collapse back into the nest of raiders and corsairs it once was. Although very few both nobles and burghers can turn down Kaddich goods and coin, for the seafaring folk are truly the ones that make sure the oceans are forever teeming with commerce. Especially seeing as the Zorakian navy </text:span><text:span text:style-name="T7">have never been a point of pride for the kingdo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892b7"/>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9:35:07.041536495</meta:creation-date>
    <dc:date>2021-11-02T21:55:34.071660348</dc:date>
    <meta:editing-duration>PT55M30S</meta:editing-duration>
    <meta:editing-cycles>17</meta:editing-cycles>
    <meta:generator>LibreOffice/6.4.7.2$Linux_X86_64 LibreOffice_project/40$Build-2</meta:generator>
    <meta:document-statistic meta:table-count="0" meta:image-count="0" meta:object-count="0" meta:page-count="2" meta:paragraph-count="19" meta:word-count="939" meta:character-count="5308" meta:non-whitespace-character-count="4387"/>
  </office:meta>
</office:document-meta>
</file>